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nsity UO2, g/cm3</text:p>
          </table:table-cell>
          <table:table-cell office:value-type="float" office:value="10.457" calcext:value-type="float">
            <text:p>10.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ichment, wt%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cular weight, MU</text:p>
          </table:table-cell>
          <table:table-cell table:formula="of:=100/(([.B2]/235.04)+((100-4)/238.05))" office:value-type="float" office:value="238.024500268394" calcext:value-type="float">
            <text:p>238.02450026839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235, at/cm3</text:p>
          </table:table-cell>
          <table:table-cell table:formula="of:=([.B2]/100)*(6.022E+023*[.B1]/235.04)*([.B3]/([.B3]+2*15.9994))" office:value-type="float" office:value="9.35237016372412E+020" calcext:value-type="float">
            <text:p>9.35237016372412E+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38, at/cm3</text:p>
          </table:table-cell>
          <table:table-cell table:style-name="ce2" table:formula="of:=((100-[.B2])/100)*(6.022E+023*[.B1]/238.05)*([.B3]/([.B3]+2*15.9994))" office:value-type="float" office:value="2.23950607989553E+022" calcext:value-type="float">
            <text:p>2.23950607989553E+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16, at/cm3</text:p>
          </table:table-cell>
          <table:table-cell table:style-name="ce2" table:formula="of:=2*[.B1]*6.022E+023/([.B3]+2*15.9994)" office:value-type="float" office:value="4.66419408528138E+022" calcext:value-type="float">
            <text:p>4.66419408528138E+02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235, barn*cm</text:p>
          </table:table-cell>
          <table:table-cell table:style-name="ce3" table:formula="of:=[.B6]/1E+024" office:value-type="float" office:value="0.000935237016372412" calcext:value-type="float">
            <text:p>9.3523702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38, barn*cm</text:p>
          </table:table-cell>
          <table:table-cell table:style-name="ce3" table:formula="of:=[.B7]/1E+024" office:value-type="float" office:value="0.0223950607989553" calcext:value-type="float">
            <text:p>2.2395061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, barn*cm</text:p>
          </table:table-cell>
          <table:table-cell table:style-name="ce3" table:formula="of:=[.B8]/1E+024" office:value-type="float" office:value="0.0466419408528138" calcext:value-type="float">
            <text:p>4.6641941E-02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Backwards conversio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mat UO2</text:p>
          </table:table-cell>
          <table:table-cell table:style-name="ce4" office:value-type="string" calcext:value-type="string">
            <text:p>mat UO2Gd</text:p>
          </table:table-cell>
        </table:table-row>
        <table:table-row table:style-name="ro1">
          <table:table-cell/>
          <table:table-cell office:value-type="string" calcext:value-type="string">
            <text:p>Atomic mass, amu</text:p>
          </table:table-cell>
          <table:table-cell table:number-columns-repeated="2" office:value-type="string" calcext:value-type="string">
            <text:p>atoms/barn*cm</text:p>
          </table:table-cell>
        </table:table-row>
        <table:table-row table:style-name="ro1">
          <table:table-cell office:value-type="string" calcext:value-type="string">
            <text:p>U234</text:p>
          </table:table-cell>
          <table:table-cell office:value-type="float" office:value="234.0409521" calcext:value-type="float">
            <text:p>234.0409521</text:p>
          </table:table-cell>
          <table:table-cell table:style-name="ce5" office:value-type="float" office:value="0.0000091361" calcext:value-type="float">
            <text:p>9.1361E-06</text:p>
          </table:table-cell>
          <table:table-cell table:style-name="ce5" office:value-type="float" office:value="0.000004294" calcext:value-type="float">
            <text:p>4.2940E-06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office:value-type="float" office:value="235.0439299" calcext:value-type="float">
            <text:p>235.0439299</text:p>
          </table:table-cell>
          <table:table-cell table:style-name="ce5" office:value-type="float" office:value="0.00093472" calcext:value-type="float">
            <text:p>9.3472E-04</text:p>
          </table:table-cell>
          <table:table-cell table:style-name="ce5" office:value-type="float" office:value="0.00056226" calcext:value-type="float">
            <text:p>5.6226E-04</text:p>
          </table:table-cell>
        </table:table-row>
        <table:table-row table:style-name="ro1">
          <table:table-cell office:value-type="string" calcext:value-type="string">
            <text:p>U236</text:p>
          </table:table-cell>
          <table:table-cell office:value-type="float" office:value="236.045568" calcext:value-type="float">
            <text:p>236.045568</text:p>
          </table:table-cell>
          <table:table-cell table:number-columns-repeated="2" table:style-name="ce5" office:value-type="float" office:value="0" calcext:value-type="float">
            <text:p>0.0000E+00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238.05078822" calcext:value-type="float">
            <text:p>238.05078822</text:p>
          </table:table-cell>
          <table:table-cell table:style-name="ce5" office:value-type="float" office:value="0.021523" calcext:value-type="float">
            <text:p>2.1523E-02</text:p>
          </table:table-cell>
          <table:table-cell table:style-name="ce5" office:value-type="float" office:value="0.020549" calcext:value-type="float">
            <text:p>2.0549E-02</text:p>
          </table:table-cell>
        </table:table-row>
        <table:table-row table:style-name="ro1">
          <table:table-cell office:value-type="string" calcext:value-type="string">
            <text:p>O16</text:p>
          </table:table-cell>
          <table:table-cell office:value-type="float" office:value="15.9949146195616" calcext:value-type="float">
            <text:p>15.9949146195616</text:p>
          </table:table-cell>
          <table:table-cell table:style-name="ce5" office:value-type="float" office:value="0.044935" calcext:value-type="float">
            <text:p>4.4935E-02</text:p>
          </table:table-cell>
          <table:table-cell table:style-name="ce5" office:value-type="float" office:value="0.045243" calcext:value-type="float">
            <text:p>4.5243E-0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nrichment, wt%</text:p>
          </table:table-cell>
          <table:table-cell/>
          <table:table-cell table:formula="of:=100*([.C21]*[.$B$21])/([.C20]*[.$B$20]+[.C21]*[.$B$21]+[.C22]*[.$B$22]+[.C23]*[.$B$23])" office:value-type="float" office:value="4.11007655275792" calcext:value-type="float">
            <text:p>4.11007655275792</text:p>
          </table:table-cell>
          <table:table-cell table:formula="of:=100*([.D21]*[.$B$21])/([.D20]*[.$B$20]+[.D21]*[.$B$21]+[.D22]*[.$B$22]+[.D23]*[.$B$23])" office:value-type="float" office:value="2.63003608465474" calcext:value-type="float">
            <text:p>2.63003608465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23:23.822373433</meta:creation-date>
    <dc:date>2019-01-22T11:16:57.260562669</dc:date>
    <meta:editing-duration>PT11M1S</meta:editing-duration>
    <meta:editing-cycles>2</meta:editing-cycles>
    <meta:generator>LibreOffice/5.3.1.2$Linux_X86_64 LibreOffice_project/30m0$Build-2</meta:generator>
    <meta:document-statistic meta:table-count="1" meta:cell-count="47" meta:object-count="0"/>
  </office:meta>
</office:document-meta>
</file>